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Table_20_Contents">
      <style:paragraph-properties fo:text-align="start" style:justify-single-word="false"/>
      <style:text-properties fo:font-size="14pt" style:font-size-asian="14pt" style:font-size-complex="14pt"/>
    </style:style>
    <style:style style:name="P6" style:family="paragraph" style:parent-style-name="Table_20_Contents">
      <style:paragraph-properties fo:text-align="start" style:justify-single-word="false"/>
      <style:text-properties fo:font-size="16pt" style:font-size-asian="16pt" style:font-size-complex="16pt"/>
    </style:style>
    <style:style style:name="P7" style:family="paragraph" style:parent-style-name="Table_20_Contents">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9" style:family="paragraph" style:parent-style-name="Standard">
      <style:text-properties fo:font-size="16pt" style:font-size-asian="16pt" style:font-size-complex="16pt"/>
    </style:style>
    <style:style style:name="P10" style:family="paragraph" style:parent-style-name="Standard">
      <style:paragraph-properties fo:text-align="start" style:justify-single-word="false"/>
      <style:text-properties fo:font-size="16pt" style:font-size-asian="16pt" style:font-size-complex="16pt"/>
    </style:style>
    <style:style style:name="P1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tocoles à divulgation nulle de connaissance pour l'authentification</text:p>
      <text:p text:style-name="P3"/>
      <text:p text:style-name="P3"/>
      <text:p text:style-name="P1">Enjeux du TIPE</text:p>
      <text:p text:style-name="P4">→ De nos jours, pour se connecter sur un site internet, on a besoin d'un identifiant et d'un mot de passe, qui sont comparés à des données stockées sur un serveur. Le serveur connaît donc le mdp / le chiffré du mdp, et celui ci est transmis via des canaux de communication.</text:p>
      <text:p text:style-name="P4"/>
      <text:p text:style-name="P4">→ Une personne extérieure pourrait obtenir le chiffré du mot de passe en l'interceptant sur le canal de communication, ou en piratant la base de données</text:p>
      <text:p text:style-name="P4"/>
      <text:p text:style-name="P4">→ Vulnérable également au phishing...</text:p>
      <text:p text:style-name="P4"/>
      <text:p text:style-name="P4"/>
      <text:p text:style-name="P4">→ On souhaite donc une méthode d'identification ne mettant pas en jeu de transfert de mot de passe : L'utilisateur doit pouvoir prouver qu'il est bien celui qu'il prétend être sans transmettre de données pouvant être utilisées par une autre personne pour usurper son identité</text:p>
      <text:p text:style-name="P4"/>
      <text:p text:style-name="P4"/>
      <text:p text:style-name="P4">→ Concrètement, l'utilisateur possède une clé privée (correspond au mot de passe, secret), avec laquelle il génère une clé publique (correspond à l'identifiant, connu du vérificateur) et doit prouver au vérificateur qu'il possède bien la clé privée associée à sa clé publique, sans que le vérificateur ne puisse obtenir sa clé privée, ni aucune information sur cette clé privée.</text:p>
      <text:p text:style-name="P4"/>
      <text:p text:style-name="P4"/>
      <text:p text:style-name="P1">Contraintes sur le crypto-système / sur le protocole :</text:p>
      <text:p text:style-name="P2">→ <text:span text:style-name="T1">Il doit être impossible de trouver la clé privée grâce à la clé publique :</text:span></text:p>
      <text:p text:style-name="P2"><text:span text:style-name="T1">Le protocole doit être basé sur un problème difficile à résoudre actuellement (Log discret, factorisation, ou autres </text:span><text:a xlink:type="simple" xlink:href="https://fr.wikipedia.org/wiki/Fonction_à_sens_unique" text:style-name="Internet_20_link" text:visited-style-name="Visited_20_Internet_20_Link"><text:span text:style-name="T1">fonctions à sens unique</text:span></text:a><text:span text:style-name="T1">.)</text:span></text:p>
      <text:p text:style-name="P8"/>
      <text:p text:style-name="P8">→ Si les deux personnes suivent le protocole honnêtement, le vérificateur doit accepter l'identification (Completeness)</text:p>
      <text:p text:style-name="P8"><text:soft-page-break/></text:p>
      <text:p text:style-name="P8">→ Si l'utilisateur ne possède pas la clé privée, il ne doit pas être capable de convaincre le vérificateur du contraire avec une forte probabilité (Soundness)</text:p>
      <text:p text:style-name="P8"/>
      <text:p text:style-name="P8">→ Le vérificateur ne gagne aucune information sur la clé privée grâce au protocole. La seule information déductible doit être la connaissance ou non de la clé (Zero knowledge)</text:p>
      <text:p text:style-name="P8"/>
      <text:p text:style-name="P8">→ Ces trois propriétés sont les caractéristiques d'un protocole à divulgation nulle de connaissance (Zero Knowledge Proof)</text:p>
      <text:p text:style-name="P8"/>
      <text:p text:style-name="P8"/>
      <text:p text:style-name="P11">Etude d'un protocole : Protocole d'authentification de Schnorr</text:p>
      <text:p text:style-name="P8"/>
      <text:p text:style-name="P8">Appartient à la famille des Protocoles Sigma : Protocole de divulgation nulle de connaissance en trois étape (Engagement, défis, réponse)</text:p>
      <text:p text:style-name="P8"/>
      <text:p text:style-name="P2"><text:span text:style-name="T1">Source originale : </text:span><text:a xlink:type="simple" xlink:href="https://link.springer.com/chapter/10.1007/0-387-34805-0_22" text:style-name="Internet_20_link" text:visited-style-name="Visited_20_Internet_20_Link"><text:span text:style-name="T1">https://link.springer.com/chapter/10.1007/0-387-34805-0_22</text:span></text:a></text:p>
      <text:p text:style-name="P8">En pratique, la littérature actuelle utilise une version légèrement modifiée du protocole, qui supprime le besoin de calculer un inverse modulo q lors de l'engagement.</text:p>
      <text:p text:style-name="P8"><text:span text:style-name="T1"/></text:p>
      <text:p text:style-name="P8"/>
      <text:p text:style-name="P8">q : grand nombre premier</text:p>
      <text:p text:style-name="P8">Zq : Corps des entiers modulo q</text:p>
      <text:p text:style-name="P8">Le symbole a^b signifiera ici « (a puissance b) modulo q »</text:p>
      <text:p text:style-name="P8"/>
      <table:table table:name="Tableau1" table:style-name="Tableau1">
        <table:table-column table:style-name="Tableau1.A" table:number-columns-repeated="2"/>
        <table:table-row>
          <table:table-cell table:style-name="Tableau1.A1" office:value-type="string">
            <text:p text:style-name="P6">Version utilisée (dans la littérature)</text:p>
          </table:table-cell>
          <table:table-cell table:style-name="Tableau1.B1" office:value-type="string">
            <text:p text:style-name="P6">Mon implémentation</text:p>
          </table:table-cell>
        </table:table-row>
        <table:table-row>
          <table:table-cell table:style-name="Tableau1.A2" office:value-type="string">
            <text:p text:style-name="P5"><text:s text:c="2"/>→ g : element de Zq* (inversible modulo q) d'ordre q (g^q = 1 et pour p&lt;q, g^p =/= 1)</text:p>
          </table:table-cell>
          <table:table-cell table:style-name="Tableau1.B2" office:value-type="string">
            <text:p text:style-name="P6">→ g : entier entre 2 et q-1</text:p>
          </table:table-cell>
        </table:table-row>
        <table:table-row>
          <table:table-cell table:style-name="Tableau1.A2" office:value-type="string">
            <text:p text:style-name="P5">-&gt; clé privée s: entier entre 1 et q-1</text:p>
          </table:table-cell>
          <table:table-cell table:style-name="Tableau1.B2" office:value-type="string">
            <text:p text:style-name="P6">Idem</text:p>
          </table:table-cell>
        </table:table-row>
        <table:table-row>
          <table:table-cell table:style-name="Tableau1.A2" office:value-type="string">
            <text:p text:style-name="P5">→ clé publique gs : g^s</text:p>
          </table:table-cell>
          <table:table-cell table:style-name="Tableau1.B2" office:value-type="string">
            <text:p text:style-name="P9">Idem</text:p>
          </table:table-cell>
        </table:table-row>
        <table:table-row>
          <table:table-cell table:style-name="Tableau1.A2" office:value-type="string">
            <text:p text:style-name="P6"><text:span text:style-name="T2">Engagement : </text:span>Alice génère un nombre a au hasard entre 2 et q-1, calcule ga = g^a <text:s/>et envoie ga à Bob</text:p>
          </table:table-cell>
          <table:table-cell table:style-name="Tableau1.B2" office:value-type="string">
            <text:p text:style-name="P6">Idem</text:p>
          </table:table-cell>
        </table:table-row>
        <text:soft-page-break/>
        <table:table-row>
          <table:table-cell table:style-name="Tableau1.A2" office:value-type="string">
            <text:p text:style-name="P6"><text:span text:style-name="T2">Défi :</text:span> Bob génère un nombre b au hasard entre 2 et q-1 et envoie b à Alice</text:p>
          </table:table-cell>
          <table:table-cell table:style-name="Tableau1.B2" office:value-type="string">
            <text:p text:style-name="P6">Idem</text:p>
          </table:table-cell>
        </table:table-row>
        <table:table-row>
          <table:table-cell table:style-name="Tableau1.A2" office:value-type="string">
            <text:p text:style-name="P7">Réponse :<text:span text:style-name="T3"> Alice calcule c = a – b*s mod q et l'envoie à Bob</text:span></text:p>
          </table:table-cell>
          <table:table-cell table:style-name="Tableau1.B2" office:value-type="string">
            <text:p text:style-name="P6">Alice calcule c = a + b*s et l'envoie à Bob </text:p>
          </table:table-cell>
        </table:table-row>
        <table:table-row>
          <table:table-cell table:style-name="Tableau1.A2" office:value-type="string">
            <text:p text:style-name="P7">Vérification : <text:span text:style-name="T3">Bob vérifie que ga = g^c*gs^b mod q (= g^(a-b*s)*g^(b*s) = g^a)</text:span></text:p>
            <text:p text:style-name="P7"><text:span text:style-name="T3"/></text:p>
            <text:p text:style-name="P7"><text:span text:style-name="T3">Si c'est le cas, il peut choisir de revenir à l'étape d'engagement jusqu'à ce qu'il soit convaincu qu'Alice possède bien la clé privée.</text:span></text:p>
          </table:table-cell>
          <table:table-cell table:style-name="Tableau1.B2" office:value-type="string">
            <text:p text:style-name="P6">Bob vérifie que g^c=ga*gs^b mod q (= g^a*g^(b*s))</text:p>
          </table:table-cell>
        </table:table-row>
      </table:table>
      <text:p text:style-name="P8"/>
      <text:p text:style-name="P8">Difficulté d'implémentation : Le protocole original repose sur le fait que g soit d'ordre q : en notant d et c des les quotients et reste de la division euclidienne de a-b*s par q, tel que a – b*s = dq + c, on a ainsi g^(a-b*s) = g^(dq + c) = 1* g^c</text:p>
      <text:p text:style-name="P8"/>
      <text:p text:style-name="P8">Or, trouver un élément d'ordre q d'un groupe d'ordre q (Zq ici) devient coûteux quand q est très grand (calculer toutes les puissances n'est plus possible). Et générer un groupe d'ordre q me paraît compliqué [Peut être une piste d'approfondissement]</text:p>
      <text:p text:style-name="P8"/>
      <text:p text:style-name="P8">J'ai donc adapté le protocole pour qu'il fonctionne avec tout élément g, mais le prix à payer est que la taille de c est deux fois plus grande que dans le protocole original, et qu'il pourrait théoriquement exister des faibles valeurs a telle que g^a = 1, ce qui rendrait le protocole invalide.</text:p>
      <text:p text:style-name="P8"/>
      <text:p text:style-name="P8"/>
      <text:p text:style-name="P11">Cas particuliers où le protocole ne vérifie pas les spécifications :</text:p>
      <text:p text:style-name="P11"/>
      <text:p text:style-name="P8">→ Si lors de deux itérations avec le même vérificateur, le prouveur envoie deux fois le même engagement, alors le vérificateur peut extraire la clée privée (Voir fonction ''Protocole defectueux'')</text:p>
      <text:p text:style-name="P8"/>
      <text:p text:style-name="P8">→ Si le prouveur peut prédire le défi du vérificateur, alors il peut convaincre celui-ci qu'il connaît la clé privée sans que ce soit le cas : </text:p>
      <text:p text:style-name="P8"><text:soft-page-break/></text:p>
      <text:p text:style-name="P8">Si il prédit que le défi sera un certain nombre b, alors lors de la phase d'engagement, il peut choisir un nombre a au hasard et envoyer ga = g^a*gs^(-b) [Est-il facile de trouver l'inverse modulo q d'un nombre?]</text:p>
      <text:p text:style-name="P8"/>
      <text:p text:style-name="P8">puis envoyer a lors de la phase de réponse. La phase de vérification sera alors acceptée sans que le vérificateur n'ai eu besoin de connaître la clé privée.</text:p>
      <text:p text:style-name="P8"/>
      <text:p text:style-name="P11">Version non interactive :</text:p>
      <text:p text:style-name="P11"><text:span text:style-name="T3"/></text:p>
      <text:p text:style-name="P11"><text:span text:style-name="T3"/></text:p>
      <text:p text:style-name="P4">L'euristique de Fiat Shamir permet de transformer le protocole interactif en non interactif : (Le protocole devient alors une signature)</text:p>
      <text:p text:style-name="P4"/>
      <text:p text:style-name="P4">On suppose acquis une fonction cryptographique H prenant en entrée </text:p>
      <text:p text:style-name="P4">g (Element du groupe), </text:p>
      <text:p text:style-name="P4">q(nombre premier), </text:p>
      <text:p text:style-name="P4">a(nombre au hasard entre 2 et q-1) </text:p>
      <text:p text:style-name="P4"/>
      <text:p text:style-name="P4">et renvoyant b au hasard entre 2 et q-1</text:p>
      <text:p text:style-name="P4"/>
      <text:p text:style-name="P4">Après la phase d'engagement, Alice calcule b = H(g,q,a) , puis c = a- b*s mod q (Ou a+b*s) , et envoie le couple (a,c)</text:p>
      <text:p text:style-name="P4"/>
      <text:p text:style-name="P4">Le vérificateur peut alors calculer b = H(g,q,a) et effectuer l'étape de vérification.</text:p>
      <text:p text:style-name="P4"/>
      <text:p text:style-name="P4">La validité du nouveau protocole réside dans le fait que le haché dépende bien des variables et qu'Alice ne puisse pas prédire le haché, sinon elle pourrait tricher comme vu précédemment.</text:p>
      <text:p text:style-name="P4"/>
      <text:p text:style-name="P4">On a cependant un problème dans notre situation de l'authentification : Si quelqu'un intercepte le couple (a,c), alors il peut l'utiliser pour s'authentifier sans connaître la clé privée : Vulnérabilité aux <text:a xlink:type="simple" xlink:href="https://en.wikipedia.org/wiki/Replay_attack" text:style-name="Internet_20_link" text:visited-style-name="Visited_20_Internet_20_Link">replay attack</text:a></text:p>
      <text:p text:style-name="P4"/>
      <text:p text:style-name="P4">→ On peut rajouter un paramètre supplémentaire pour la fonction de Hachage comme un nombre aléatoire donné par Bob à Alice qui serait différent d'une tentative d'authentification à l'autre (Mais dans ce cas on <text:soft-page-break/>reviendrait à un protocole interactif...) </text:p>
      <text:p text:style-name="P4"/>
      <text:p text:style-name="P4">Ce paramètre supplémentaire pourrait être la date précise à la seconde près ? (Qu'Alice devra transmettre à Bob avec le couple (a,c) : Bob accepte alors si la date est suffisamment proche de la date où il reçoit la signature d'Alice et si cette date n'as pas déjà été utilisée pour une signature récente. </text:p>
      <text:p text:style-name="P4"/>
      <text:p text:style-name="P4"/>
      <text:p text:style-name="P4"/>
      <text:p text:style-name="P11">Prochaines séances/futur :</text:p>
      <text:p text:style-name="P4">→ Discuter pour savoir si je part bien dans la bonne direction, et voir les points où je peux approfondir un peu plus</text:p>
      <text:p text:style-name="P4">→ Documenter/retrouver les sources que j'ai utilisé</text:p>
      <text:p text:style-name="P4">→ Pour discuter de la sécurité du protocole, il faudrait analyser la complexité du problème du log discret, voir dans quelles conditions il peut être facilement cassé. (Cela pourrait faire un lien avec le cours sur les problèmes de recherches, j'ai l'impression que je suis un peu éloigné du cours et je ne sais pas si c'est un problème)</text:p>
      <text:p text:style-name="P4"/>
      <text:p text:style-name="P4">→ L'implémentation de la version non interactive n'as pas encore été faite, mais je ne sais pas si c'est nécessaire sachant que je devrait me baser sur une boite noire dont les arguments ne sont pas encore clairement définis.</text:p>
      <text:p text:style-name="P4"/>
      <text:p text:style-name="P4">→ J'ai deux autres protocoles du même genre dont je n'ai pas encore complètement fait l'analyse, qui se basent sur la factorisation et le cryptosystème RSA, je ne sais pas si il faut que j'en parle ou si s'en tenir à une solution de ce type serait le mieux</text:p>
      <text:p text:style-name="P4"/>
      <text:p text:style-name="P4">→ Essayer d'élargir et de sortir des protocoles à divulgation nulle de connaissance pour trouver une autre manière de s'authentifier de manière sécurisée en regardant sous un autre angle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émi Renard</meta:initial-creator>
    <meta:creation-date>2024-11-22T15:51:03</meta:creation-date>
    <dc:date>2024-12-12T19:07:08.26</dc:date>
    <dc:creator>Rémi Renard</dc:creator>
    <meta:editing-duration>P5DT4H50M41S</meta:editing-duration>
    <meta:editing-cycles>4</meta:editing-cycles>
    <meta:generator>OpenOffice/4.1.14$Win32 OpenOffice.org_project/4114m1$Build-9811</meta:generator>
    <meta:document-statistic meta:table-count="1" meta:image-count="0" meta:object-count="0" meta:page-count="5" meta:paragraph-count="66" meta:word-count="1320" meta:character-count="7666"/>
  </office:meta>
</office:document-meta>
</file>